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6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Isaac E. Hackenburg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 address/</text:p>
      <text:p text:style-name="P3">Brethren! <text:s/>Let those who desire to be shown a striking illustration of the uncertainty/ of life, gaze upon this coffin. <text:s/>The mortal remains incased[sic!] therein, are not/ those of a man bent down with years; nor those of one whose bodily infirmities/ betoken an early dissolution. <text:s/>When the angel of death summoned Isaac E./ Hackenburg to the tribunal of the Great Judge, he was in the most vigorous/ stage of human existence. <text:s/>Free from distempers premonitory of an approaching/ end, he anticipated no doubt a long enjoyment of earthly delights. <text:s/>He natu-/-rally conceived that he would still be suffered to strive after the preferments/ and honors which the world bestows....O ye, thoughtless youths that rely upon/ your own strength, for the compassing of your schemes! <text:s/>Ye all that are/ whisked away in the mad dance of life, <text:span text:style-name="T2">those regardless</text:span><text:span text:style-name="T4"> pause an instant/ and reflect. <text:s/>Why such haste in gathering chaff, which a puff of wind drives/ away? <text:s/>Why will you bow at the shrine of idols of gold and silver, and forget/ Him, whom you owe infinite thanks for every breath you draw? <text:s/>Had He in his/ </text:span><text:span text:style-name="T2">infinite</text:span><text:span text:style-name="T4"> boundless goodness destined you even to outlive </text:span><text:span text:style-name="T2">even</text:span><text:span text:style-name="T4"> the period allotted to man, you would/ still look back upon the years that sank into eternity, as on a passing shadow./</text:span></text:p>
      <text:p text:style-name="P3"><text:span text:style-name="T4"/></text:p>
      <text:p text:style-name="P3"><text:span text:style-name="T4">[Page 2]</text:span></text:p>
      <text:p text:style-name="P3"><text:span text:style-name="T4">But what of your terrestrial pilgrimage were suddenly to terminate ere one half of it/ was accomplished? <text:s/>What, if like our lamented brother, you were to be cut off unawares?/ <text:s/></text:span><text:span text:style-name="T2">Take, my friends!</text:span><text:span text:style-name="T4"> Think, my friends, &amp; take the admonition of the ancient moralist </text:span><text:span text:style-name="T2">at</text:span><text:span text:style-name="T4"> to heart. <text:s/>"Remember/ your Creator in the days of your youth, before the evil </text:span><text:span text:style-name="T2">days</text:span><text:span text:style-name="T4"> time arrives" [Hebrew]/ [Hebrew] "when man </text:span><text:soft-page-break/><text:span text:style-name="T4">goeth to his long home, and the mourners walk around/ in the streets." <text:s/>Or, rather as the Teachers of Israel recommend with equal </text:span><text:span text:style-name="T2">em-</text:span><text:span text:style-name="T4"> solicitude/ </text:span><text:span text:style-name="T2">-phasis</text:span><text:span text:style-name="T4"> "Repent one day before your death". <text:s/>Human foresight</text:span><text:span text:style-name="T5">2</text:span><text:span text:style-name="T6"> and human/ wisdom</text:span><text:span text:style-name="T5">1</text:span><text:span text:style-name="T6"> cannot descry the approaching of that sword </text:span><text:span text:style-name="T3">that will</text:span><text:span text:style-name="T6"> which severs the mortal/ from the immortal; be therefore prepared always </text:span><text:span text:style-name="T3">for</text:span><text:span text:style-name="T6"> to meet the issue, through a life/ consonant with the rules of morality and religion. <text:s/>In many respects the de-/-portment of our deceased friend, during his short career, may well serve to you for/ a pattern worthy of imitation. <text:s/>His filial reverence, the lively interest/ he evinced in the welfare of his needy fellow-believers. <text:s/>His desire for mental/ and spiritual improvement. <text:s/>His love for Judaism in the abstract, and the </text:span><text:span text:style-name="T3">lo</text:span><text:span text:style-name="T6"> esti-/-mation in which he held those he sincerely deemed the best exponent thereof, were his prominent/ and </text:span><text:span text:style-name="T3">praiseworthy</text:span><text:span text:style-name="T6"> commendable characteristics. <text:s/>That his </text:span><text:span text:style-name="T3">mind occasionally</text:span><text:span text:style-name="T6"> mind misjudged, and that he/ </text:span></text:p>
      <text:p text:style-name="P3"><text:span text:style-name="T6"/></text:p>
      <text:p text:style-name="P3"><text:span text:style-name="T6">[Page 3]</text:span></text:p>
      <text:p text:style-name="P3"><text:span text:style-name="T6">practically failed to carry out the last injunction of his righteous parent, was/ more the effect of circumstances than a wilful[sic!] perversion of the </text:span><text:span text:style-name="T3">mind</text:span><text:span text:style-name="T6"> heart. <text:s/>A long/ absence from a home, where piety reigned, and too close a contact with individuals,/ who would arrogantly cause the new-fangled notions to supersede the word/ of God, </text:span><text:span text:style-name="T3">alienated</text:span><text:span text:style-name="T6"> estranged him </text:span><text:span text:style-name="T3">heart</text:span><text:span text:style-name="T6"> somewhat from </text:span><text:span text:style-name="T3">some of</text:span><text:span text:style-name="T6"> the time-honored practices of Israel./ <text:s/>His mind became unfortunately tinctured with untenable doctrines now seized upon with avidity by/ the unwary among our coreligionists. <text:s/>But had a longer existence been/ vouchsafed to him, I have reasons to believe, that he would have fully discovered/ his error, and shaped his conduct after the model exhibited by the Sages of/ our people. <text:s/>Oh may He whose inscrutable decree called him hence, forgive/ the trespasses of the son for the sake of the merits acquired by his </text:span><text:span text:style-name="T3">righteous godly</text:span><text:span text:style-name="T6"> sainted father. <text:s/>May He/ whose highest attribute is mercy, regard only the virtues that adorned our deceased/ brother. <text:s/>May the fervent prayers of those he left upon earth to bemoan/ his untimely loss, propitiate for him the favor of the </text:span><text:span text:style-name="T3">Most High</text:span><text:span text:style-name="T6"> Almighty, and gain for his soul/ a seat among the blessed, and a durable glory [Hebrew]/ May He go in peace, may he rest in his final couch, as he that hath walked uprightly before/ God." <text:s/>Amen./</text:span></text:p>
      <text:p text:style-name="P3"><text:span text:style-name="T6"/></text:p>
      <text:p text:style-name="P3"><text:span text:style-name="T6">[Page 4]</text:span></text:p>
      <text:p text:style-name="P3"><text:span text:style-name="T6">[Hebrew]/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23:29.19</meta:creation-date>
    <meta:document-statistic meta:table-count="0" meta:image-count="0" meta:object-count="0" meta:page-count="3" meta:paragraph-count="69" meta:word-count="844" meta:character-count="5371"/>
    <dc:date>2012-11-08T15:38:40.67</dc:date>
    <meta:editing-duration>PT15M11S</meta:editing-duration>
    <meta:editing-cycles>1</meta:editing-cycles>
    <meta:generator>OpenOffice.org/3.4.1$Win32 OpenOffice.org_project/341m1$Build-9593</meta:generator>
  </office:meta>
</office:document-meta>
</file>